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692cm" style:rel-column-width="18087*"/>
    </style:style>
    <style:style style:name="Tabelle1.B" style:family="table-column">
      <style:table-column-properties style:column-width="12.308cm" style:rel-column-width="474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c8a8f" officeooo:paragraph-rsid="000c8a8f"/>
    </style:style>
    <style:style style:name="P2" style:family="paragraph" style:parent-style-name="Standard">
      <style:text-properties style:font-name="Arial" fo:font-size="20pt" officeooo:rsid="000c8a8f" officeooo:paragraph-rsid="000c8a8f" style:font-size-asian="20pt" style:font-size-complex="20pt"/>
    </style:style>
    <style:style style:name="P3" style:family="paragraph" style:parent-style-name="Standard">
      <style:text-properties style:font-name="Arial" officeooo:rsid="000e491e" officeooo:paragraph-rsid="000c8a8f"/>
    </style:style>
    <style:style style:name="P4" style:family="paragraph" style:parent-style-name="Standard">
      <style:paragraph-properties fo:padding="0.049cm" fo:border="0.06pt solid #000000" style:shadow="none"/>
      <style:text-properties style:font-name="Arial" officeooo:rsid="000c8a8f" officeooo:paragraph-rsid="000c8a8f"/>
    </style:style>
    <style:style style:name="P5" style:family="paragraph" style:parent-style-name="Table_20_Contents">
      <style:text-properties style:font-name="Arial" officeooo:rsid="000c8a8f" officeooo:paragraph-rsid="000c8a8f"/>
    </style:style>
    <style:style style:name="P6" style:family="paragraph" style:parent-style-name="Standard" style:list-style-name="L2">
      <style:text-properties style:font-name="Arial" officeooo:rsid="000c8a8f" officeooo:paragraph-rsid="000c8a8f"/>
    </style:style>
    <style:style style:name="P7" style:family="paragraph" style:parent-style-name="Standard" style:list-style-name="L2">
      <style:text-properties style:font-name="Arial" officeooo:rsid="000c8a8f" officeooo:paragraph-rsid="000e491e"/>
    </style:style>
    <style:style style:name="P8" style:family="paragraph" style:parent-style-name="Standard" style:list-style-name="L2">
      <style:text-properties style:font-name="Arial" officeooo:rsid="000c8a8f" officeooo:paragraph-rsid="00144b8b"/>
    </style:style>
    <style:style style:name="P9" style:family="paragraph" style:parent-style-name="Standard" style:list-style-name="L3">
      <style:text-properties style:font-name="Arial" officeooo:rsid="000e491e" officeooo:paragraph-rsid="000e491e"/>
    </style:style>
    <style:style style:name="P10" style:family="paragraph" style:parent-style-name="Standard" style:list-style-name="L3">
      <style:text-properties style:font-name="Arial" officeooo:rsid="000e491e" officeooo:paragraph-rsid="00144b8b"/>
    </style:style>
    <style:style style:name="P11" style:family="paragraph" style:parent-style-name="Standard" style:list-style-name="L2">
      <style:text-properties style:font-name="Arial" officeooo:rsid="00144b8b" officeooo:paragraph-rsid="00144b8b"/>
    </style:style>
    <style:style style:name="P12" style:family="paragraph" style:parent-style-name="Standard" style:list-style-name="L3">
      <style:text-properties style:font-name="Arial" officeooo:rsid="00144b8b" officeooo:paragraph-rsid="00144b8b"/>
    </style:style>
    <style:style style:name="P13" style:family="paragraph" style:parent-style-name="Table_20_Contents" style:list-style-name="L1">
      <style:text-properties style:font-name="Arial" officeooo:rsid="000c8a8f" officeooo:paragraph-rsid="000c8a8f"/>
    </style:style>
    <style:style style:name="P14" style:family="paragraph" style:parent-style-name="Table_20_Contents">
      <style:text-properties style:font-name="Arial" officeooo:rsid="000c8a8f" officeooo:paragraph-rsid="000c8a8f"/>
    </style:style>
    <style:style style:name="P15" style:family="paragraph" style:parent-style-name="Table_20_Contents">
      <style:text-properties style:font-name="Arial" officeooo:rsid="00144b8b" officeooo:paragraph-rsid="00144b8b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491e"/>
    </style:style>
    <style:style style:name="T3" style:family="text">
      <style:text-properties officeooo:rsid="001094a3"/>
    </style:style>
    <style:style style:name="T4" style:family="text">
      <style:text-properties officeooo:rsid="00144b8b"/>
    </style:style>
    <style:style style:name="T5" style:family="text">
      <style:text-properties fo:font-weight="bold" officeooo:rsid="00144b8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kroMakro-Projekt Zutrittskontrolle</text:p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Thema</text:p>
          </table:table-cell>
          <table:table-cell table:style-name="Tabelle1.B1" office:value-type="string">
            <text:p text:style-name="P5">SSL-Kommunikation Client-Server / Server-Client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>Server und Client müssen über unsichere Netze miteinander Informationen austauschen können, beschrieben wird das eingesetzte Protokoll, aufgesetzt auf eine TCP/IP Verbindung, mit der der Server sicher sein kann, dass</text:p>
            <text:list xml:id="list6464702536848034076" text:style-name="L1">
              <text:list-item>
                <text:p text:style-name="P13">der Client derjenige ist, der an dieser IP erwartet werden darf</text:p>
              </text:list-item>
              <text:list-item>
                <text:p text:style-name="P13">die Daten sicher verschlüsselt über das Netz gehen, ohne, dass Dritte mithören können</text:p>
              </text:list-item>
            </text:list>
          </table:table-cell>
        </table:table-row>
        <table:table-row>
          <table:table-cell table:style-name="Tabelle1.A2" office:value-type="string">
            <text:p text:style-name="P5">Autor</text:p>
          </table:table-cell>
          <table:table-cell table:style-name="Tabelle1.B2" office:value-type="string">
            <text:p text:style-name="P5">Jens Baumgärtner</text:p>
          </table:table-cell>
        </table:table-row>
        <table:table-row>
          <table:table-cell table:style-name="Tabelle1.A2" office:value-type="string">
            <text:p text:style-name="P15">Verfasst</text:p>
          </table:table-cell>
          <table:table-cell table:style-name="Tabelle1.B2" office:value-type="string">
            <text:p text:style-name="P5">März 2015</text:p>
          </table:table-cell>
        </table:table-row>
        <table:table-row>
          <table:table-cell table:style-name="Tabelle1.A2" office:value-type="string">
            <text:p text:style-name="P5">Stand</text:p>
          </table:table-cell>
          <table:table-cell table:style-name="Tabelle1.B2" office:value-type="string">
            <text:p text:style-name="P5"><text:span text:style-name="T4">Juni</text:span> 2015</text:p>
          </table:table-cell>
        </table:table-row>
      </table:table>
      <text:p text:style-name="P1"/>
      <text:p text:style-name="P1"/>
      <text:p text:style-name="P4">Eckdaten:</text:p>
      <text:list xml:id="list4209215075936909249" text:style-name="L2">
        <text:list-header>
          <text:p text:style-name="P6"/>
        </text:list-header>
        <text:list-item>
          <text:p text:style-name="P6">Verwendung von OpenSSL (in PHP / Python <text:span text:style-name="T4">(pythonRSA)</text:span> vorhanden)<text:line-break/> <text:span text:style-name="T1">→ C#/Arduino??</text:span></text:p>
        </text:list-item>
        <text:list-item>
          <text:p text:style-name="P8">Jeder Client hat ein eigenes KeyPair, welches auf dem Server und dem Client vorliegen ([IP].id_rsa und [IP].id_rsa.pub / [IP].id_rsa.<text:span text:style-name="T4">py</text:span>pub)</text:p>
        </text:list-item>
        <text:list-item>
          <text:p text:style-name="P6">Der Server hat ein KeyPair, welches auf dem Server vorliegt<text:line-break/>(server.id_rsa und server.id_rsa.pub), der PublicKey liegt auch auf jedem Client</text:p>
        </text:list-item>
        <text:list-item>
          <text:p text:style-name="P8">Zum Erzeugen von Schlüsselpaaren liegt ein Bash-Script keygen vor, welches das Schlüsselpaar erzeugt <text:line-break/><text:span text:style-name="T4">(</text:span><text:span text:style-name="T5">Achtung:</text:span><text:span text:style-name="T4"> Es existieren zwei Versionen/Standards von RSAPublicKeys – PHP benutzt die Standard-Version (</text:span>[IP].id_rsa.pub<text:span text:style-name="T4">) – Python die zweite (</text:span>[IP].id_rsa.<text:span text:style-name="T4">py</text:span>pub<text:span text:style-name="T4">))</text:span></text:p>
        </text:list-item>
        <text:list-item>
          <text:p text:style-name="P6">Die Schlüssel sind nicht mit Passwörtern geschützt<text:line-break/></text:p>
        </text:list-item>
        <text:list-item>
          <text:p text:style-name="P6">Auf dem Client liegt eine Konfigurationsdatei, aus der dieser entnehmen kann:</text:p>
          <text:list>
            <text:list-item>
              <text:p text:style-name="P6">IP des Servers<text:tab/><text:tab/><text:span text:style-name="T2">SERVERIP=</text:span></text:p>
            </text:list-item>
            <text:list-item>
              <text:p text:style-name="P6">Port <text:span text:style-name="T2">auf dem Server</text:span><text:tab/><text:span text:style-name="T2">SERVERPORT=<text:tab/></text:span>[Standard: 10000]</text:p>
            </text:list-item>
            <text:list-item>
              <text:p text:style-name="P6">eigene IP<text:tab/><text:tab/><text:tab/><text:span text:style-name="T2">CLIENTIP= <text:tab/><text:tab/></text:span>[fix eingetragen oder per DHCP]</text:p>
            </text:list-item>
            <text:list-item>
              <text:p text:style-name="P7">Port <text:span text:style-name="T2">auf dem Client<text:tab/></text:span><text:tab/><text:span text:style-name="T2">CLIENTPORT=<text:tab/></text:span>[Standard: 10000]<text:line-break/></text:p>
            </text:list-item>
          </text:list>
        </text:list-item>
        <text:list-item>
          <text:p text:style-name="P8">Auf dem <text:span text:style-name="T4">Server</text:span> liegt eine Konfigurationsdatei, aus der dieser entnehmen kann:</text:p>
          <text:list>
            <text:list-item>
              <text:p text:style-name="P8">IP des Servers<text:tab/><text:tab/><text:span text:style-name="T2">SERVERIP<text:tab/><text:tab/>=</text:span></text:p>
            </text:list-item>
            <text:list-item>
              <text:p text:style-name="P8"><text:span text:style-name="T4">Server-Port<text:tab/><text:tab/></text:span><text:tab/><text:span text:style-name="T2">SERVERPORT <text:tab/>=<text:tab/></text:span>[Standard: 10000]</text:p>
            </text:list-item>
            <text:list-item>
              <text:p text:style-name="P11">MySQL-Datenbank-IP:<text:tab/>MYSQLHOST <text:s text:c="2"/><text:tab/>= <text:s text:c="8"/>[127.0.0.1]</text:p>
            </text:list-item>
            <text:list-item>
              <text:p text:style-name="P11">MySQL-Port:<text:tab/><text:tab/> <text:s text:c="4"/><text:tab/>MYSQLPORT<text:tab/>= <text:s text:c="8"/>[3306]</text:p>
            </text:list-item>
            <text:list-item>
              <text:p text:style-name="P11">MySQL-DB-Name:<text:tab/><text:tab/>MYSQLDB<text:tab/><text:tab/>= <text:tab/>[mikromakro]</text:p>
            </text:list-item>
            <text:list-item>
              <text:p text:style-name="P11">MySQL-Username:<text:tab/><text:tab/>MYSQLUSER<text:tab/>= <text:tab/>[mikromakro] </text:p>
            </text:list-item>
            <text:list-item>
              <text:p text:style-name="P11">MySQL-Passwort:<text:tab/><text:tab/>MYSQLPASS<text:tab/>= <text:tab/>[mikromakro]</text:p>
              <text:p text:style-name="P7"/>
            </text:list-item>
          </text:list>
        </text:list-item>
        <text:list-item>
          <text:p text:style-name="P11"><text:soft-page-break/>Beim Start des Mainloop auf dem Client kontaktiert dieser den Server und fragt von dort die aktuelle Konfiguration ab (ConfigREQ)<text:line-break/></text:p>
        </text:list-item>
        <text:list-item>
          <text:p text:style-name="P11">Konfigurationsänderungen (WebInterface) pusht der Server auf den Client (ConfigPUSH)</text:p>
        </text:list-item>
      </text:list>
      <text:p text:style-name="P1"/>
      <text:p text:style-name="P1"/>
      <text:p text:style-name="P4">Kommunikation <text:span text:style-name="T2">Client → Server</text:span>:</text:p>
      <text:p text:style-name="P3"/>
      <text:list xml:id="list1311805661972864552" text:style-name="L3">
        <text:list-item>
          <text:p text:style-name="P9">der Server lauscht auf dem eingetragenen TCP/IP-Port [SERVERPORT]</text:p>
        </text:list-item>
        <text:list-item>
          <text:p text:style-name="P9">der Client initiiert eine Verbindung wobei TCP/IP die CLIENTIP übermittelt</text:p>
        </text:list-item>
        <text:list-item>
          <text:p text:style-name="P9">mit der IP kennt der Server den Client-Pub-Key, er verschlüsselt damit einen zufällig erzeugten String <text:span text:style-name="T3">RANDOMSTRING </text:span>und versendet als Nachricht:<text:line-break/><text:line-break/>[CLIENTIP] HELLO [BASE64Nachricht]<text:line-break/></text:p>
        </text:list-item>
        <text:list-item>
          <text:p text:style-name="P9">der Client </text:p>
          <text:list>
            <text:list-item>
              <text:p text:style-name="P9">verifiziert seine IP</text:p>
            </text:list-item>
            <text:list-item>
              <text:p text:style-name="P9">erkennt das Protokoll am HELLO</text:p>
            </text:list-item>
            <text:list-item>
              <text:p text:style-name="P9">entschlüsselt die Base64_decodierte Nachricht mit seinem Private-Key</text:p>
              <text:p text:style-name="P9">und besitzt damit den zufälligen String <text:span text:style-name="T3">RANDOMSTRING</text:span><text:line-break/>(Client beweist damit, dass er der Client auch wirklich ist)</text:p>
            </text:list-item>
            <text:list-item>
              <text:p text:style-name="P9">versendet die mit dem Server-Public-Key verschlüsselte und dann Base64-encodierte Nachricht:<text:line-break/><text:line-break/>[<text:span text:style-name="T3">RANDOMSTRING</text:span>] || [Nutzdaten]<text:line-break/><text:line-break/>[Nutzdaten] sind beliebige Protokolldaten (siehe dort)<text:line-break/></text:p>
            </text:list-item>
          </text:list>
        </text:list-item>
        <text:list-item>
          <text:p text:style-name="P9">der Server </text:p>
          <text:list>
            <text:list-item>
              <text:p text:style-name="P9">entschlüsselt die Base64-decodierten Nachricht mit seinem Private-Key <text:line-break/>(er beweist damit, dass er der Server ist)</text:p>
            </text:list-item>
            <text:list-item>
              <text:p text:style-name="P9">verifiziert den Zufallsstring <text:span text:style-name="T3">RANDOMSTRING </text:span>(Client ist damit verifiziert)</text:p>
            </text:list-item>
            <text:list-item>
              <text:p text:style-name="P9">Wertet nach dem Protokoll die Nutzdaten aus</text:p>
            </text:list-item>
            <text:list-item>
              <text:p text:style-name="P12">Sendet zum Schluss eine verschlüsselte (<text:span text:style-name="T2">Client-Pub-Key</text:span>), base64-codierte Abschlussnachricht:<text:line-break/><text:line-break/>OK || Optional: Nutzdaten (z.B. bei einem ConfigREQ)<text:line-break/></text:p>
            </text:list-item>
            <text:list-item>
              <text:p text:style-name="P12">beendet den Socket<text:line-break/></text:p>
            </text:list-item>
          </text:list>
        </text:list-item>
        <text:list-item>
          <text:p text:style-name="P12">der Client</text:p>
          <text:list>
            <text:list-item>
              <text:p text:style-name="P10">entschlüsselt die Base64-decodierten Nachricht mit seinem Private-Key </text:p>
            </text:list-item>
            <text:list-item>
              <text:p text:style-name="P10">Wertet nach dem Protokoll die Nutzdaten aus</text:p>
            </text:list-item>
            <text:list-item>
              <text:p text:style-name="P12">beendet den Sock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Baumgärtner</meta:initial-creator>
    <meta:creation-date>2015-03-06T18:01:46.269933836</meta:creation-date>
    <dc:date>2015-06-25T19:10:15.395618448</dc:date>
    <dc:creator>Jens Baumgärtner</dc:creator>
    <meta:editing-duration>PT1H12M11S</meta:editing-duration>
    <meta:editing-cycles>4</meta:editing-cycles>
    <meta:generator>LibreOffice/4.3.7.2$Linux_X86_64 LibreOffice_project/430m0$Build-2</meta:generator>
    <meta:document-statistic meta:table-count="1" meta:image-count="0" meta:object-count="0" meta:page-count="2" meta:paragraph-count="55" meta:word-count="474" meta:character-count="3389" meta:non-whitespace-character-count="2947"/>
  </office:meta>
</office:document-meta>
</file>